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4000396EE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58cm" svg:x="1cm" svg:y="7.44cm">
          <draw:image xlink:href="Pictures/1000000000000600000004000396EEA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24.8.6.2$Windows_X86_64 LibreOffice_project/6d98ba145e9a8a39fc57bcc76981d1fb1316c60c</meta:generator>
  </office:meta>
</office:document-meta>
</file>